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4cm" fo:margin-left="0cm" fo:margin-right="-0.573cm" table:align="margins" style:may-break-between-rows="true" style:writing-mode="lr-tb"/>
    </style:style>
    <style:style style:name="Table2.A" style:family="table-column">
      <style:table-column-properties style:column-width="14.861cm" style:rel-column-width="55418*"/>
    </style:style>
    <style:style style:name="Table2.B" style:family="table-column">
      <style:table-column-properties style:column-width="2.713cm" style:rel-column-width="10117*"/>
    </style:style>
    <style:style style:name="Table2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4.861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A5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start" style:justify-single-word="false" style:writing-mode="rl-tb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 style:writing-mode="rl-tb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fo:line-height="115%" fo:text-align="start" style:justify-single-word="false"/>
    </style:style>
    <style:style style:name="P1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 style:writing-mode="rl-tb"/>
    </style:style>
    <style:style style:name="P14" style:family="paragraph" style:parent-style-name="Standard">
      <style:paragraph-properties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T3" style:family="text"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4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5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7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8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T11" style:family="text">
      <style:text-properties style:use-window-font-color="true" style:font-name="Times New Roman" fo:font-size="8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</text:p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9</text:span></text:p>
      <text:p text:style-name="P1"><text:span text:style-name="T2">Goal</text:span><text:span text:style-name="T2">:</text:span></text:p>
      <text:p text:style-name="P5"><text:span text:style-name="T3">Native Vista/Windows</text:span><text:span text:style-name="T3">7</text:span><text:span text:style-name="T3">, Bug fixes, simplify installation</text:span></text:p>
      <text:p text:style-name="P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5">Vista/W</text:span><text:span text:style-name="T5">7</text:span><text:span text:style-name="T5">: Support all sample rates </text:span></text:p>
          </table:table-cell>
          <table:table-cell table:style-name="Table1.A1" office:value-type="string">
            <text:p text:style-name="P7">Done</text:p>
          </table:table-cell>
          <table:table-cell table:style-name="Table1.A1" office:value-type="string">
            <text:p text:style-name="P6"><text:span text:style-name="T10">At revision: </text:span><text:span text:style-name="T10">146</text:span></text:p>
          </table:table-cell>
        </table:table-row>
        <table:table-row>
          <table:table-cell table:style-name="Table1.A2" office:value-type="string">
            <text:p text:style-name="P7">Change version number</text:p>
          </table:table-cell>
          <table:table-cell table:style-name="Table1.A2" office:value-type="string">
            <text:p text:style-name="P7">Done</text:p>
          </table:table-cell>
          <table:table-cell table:style-name="Table1.A2" office:value-type="string">
            <text:p text:style-name="P6"><text:span text:style-name="T10">At revision: </text:span><text:span text:style-name="T10">168</text:span></text:p>
          </table:table-cell>
        </table:table-row>
        <table:table-row>
          <table:table-cell table:style-name="Table1.A2" office:value-type="string">
            <text:p text:style-name="P7">Clean memory leaks</text:p>
          </table:table-cell>
          <table:table-cell table:style-name="Table1.A2" office:value-type="string">
            <text:p text:style-name="P10">Done</text:p>
          </table:table-cell>
          <table:table-cell table:style-name="Table1.A2" office:value-type="string">
            <text:p text:style-name="P6"><text:span text:style-name="T4">At revision: </text:span><text:span text:style-name="T4">171</text:span></text:p>
          </table:table-cell>
        </table:table-row>
        <table:table-row>
          <table:table-cell table:style-name="Table1.A2" office:value-type="string">
            <text:p text:style-name="P6"><text:span text:style-name="T5">Unify XP/Vista/Win</text:span><text:span text:style-name="T5">7 </text:span><text:span text:style-name="T5">versions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7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6"><text:span text:style-name="T10">Tag: </text:span><text:span text:style-name="T10">3</text:span><text:span text:style-name="T10">.</text:span><text:span text:style-name="T10">3</text:span><text:span text:style-name="T10">.</text:span><text:span text:style-name="T10">9</text:span><text:span text:style-name="T10">-G</text:span><text:span text:style-name="T10">02</text:span><text:span text:style-name="T10">-MixerSwitching</text:span></text:p>
          </table:table-cell>
        </table:table-row>
        <table:table-row>
          <table:covered-table-cell/>
          <table:table-cell table:style-name="Table1.A2" office:value-type="string">
            <text:p text:style-name="P7">Vista</text:p>
          </table:table-cell>
          <table:table-cell table:style-name="Table1.A2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6"><text:span text:style-name="T5">Spelling: Message after 'Audio Report'- “It is on your Des</text:span><text:span text:style-name="T6">c</text:span><text:span text:style-name="T5">top”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6"><text:span text:style-name="T10">At revision: </text:span><text:span text:style-name="T10">169</text:span></text:p>
          </table:table-cell>
        </table:table-row>
        <table:table-row>
          <table:table-cell table:style-name="Table1.A8" office:value-type="string">
            <text:p text:style-name="P7">Bug: Global Memory is not created when stating GUI with PPJoy check-box unchecked.</text:p>
          </table:table-cell>
          <table:table-cell table:style-name="Table1.A8" office:value-type="string">
            <text:p text:style-name="P7">Fixed?</text:p>
          </table:table-cell>
          <table:table-cell table:style-name="Table1.A8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5">Bug: On W</text:span><text:span text:style-name="T5">7</text:span><text:span text:style-name="T5">: <text:s/>Balloon "Audio Source"is null text.</text:span></text:p>
          </table:table-cell>
          <table:table-cell table:style-name="Table1.A2" office:value-type="string">
            <text:p text:style-name="P12">Fixed</text:p>
          </table:table-cell>
          <table:table-cell table:style-name="Table1.A2" office:value-type="string">
            <text:p text:style-name="P11"><text:span text:style-name="T10">At revision: </text:span><text:span text:style-name="T10">143</text:span></text:p>
          </table:table-cell>
        </table:table-row>
        <table:table-row>
          <table:table-cell table:style-name="Table1.A2" office:value-type="string">
            <text:p text:style-name="P12">Improve WASAPI messages: Error code &amp;message + interface name when required</text:p>
          </table:table-cell>
          <table:table-cell table:style-name="Table1.A2" office:value-type="string">
            <text:p text:style-name="P11"><text:span text:style-name="T5">Done </text:span><text:span text:style-name="T11">(not Tested)</text:span></text:p>
          </table:table-cell>
          <table:table-cell table:style-name="Table1.A2" office:value-type="string">
            <text:p text:style-name="P11"><text:span text:style-name="T10">At revision: </text:span><text:span text:style-name="T10">145</text:span></text:p>
          </table:table-cell>
        </table:table-row>
      </table:table>
      <text:p text:style-name="P1"><text:span text:style-name="T2">Web</text:span><text:span text:style-name="T2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pdate 'News'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Upload new version + RN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Acknowledgements to Matthew Morrison <text:s/>for his new filter</text:p>
          </table:table-cell>
          <table:table-cell table:style-name="Table2.A2" office:value-type="string">
            <text:p text:style-name="P10"/>
          </table:table-cell>
        </table:table-row>
      </table:table>
      <text:p text:style-name="P1"><text:span text:style-name="T2">Installer</text:span><text:span text:style-name="T2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5">Prevent installation of generic version unless PPJoy </text:span><text:span text:style-name="T7">already</text:span><text:span text:style-name="T9"> </text:span><text:span text:style-name="T5">installed</text:span>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<text:span text:style-name="T5">Prevent installation of FMS version unless FMS </text:span><text:span text:style-name="T7">already</text:span><text:span text:style-name="T9"> </text:span><text:span text:style-name="T5">installed</text:span>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6"><text:span text:style-name="T5">Support Windows </text:span><text:span text:style-name="T5">7</text:span>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7">Enable wiping of all registry entries on un-installation.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7">Use the latest filter file</text:p>
          </table:table-cell>
          <table:table-cell table:style-name="Table3.A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7">Use latest Release Notes (RN)</text:p>
          </table:table-cell>
          <table:table-cell table:style-name="Table3.A5" office:value-type="string">
            <text:p text:style-name="P10"/>
          </table:table-cell>
        </table:table-row>
      </table:table>
      <text:p text:style-name="P4"/>
      <text:p text:style-name="P4"/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7</text:span></text:p>
      <text:p text:style-name="P1"><text:soft-page-break/><text:span text:style-name="T2">Goal</text:span><text:span text:style-name="T2">:</text:span></text:p>
      <text:p text:style-name="P13"><text:span text:style-name="T5">Add support to Walkera WK-</text:span><text:span text:style-name="T5">2401</text:span><text:span text:style-name="T5"> </text:span><text:span text:style-name="T8">PPM</text:span></text:p>
      <text:p text:style-name="P13"><text:span text:style-name="T5">Fix minor bugs in </text:span><text:span text:style-name="T5">3</text:span><text:span text:style-name="T5">.</text:span><text:span text:style-name="T5">3</text:span><text:span text:style-name="T5">.</text:span><text:span text:style-name="T5">6</text:span></text:p>
      <text:p text:style-name="P14"/>
      <text:p text:style-name="P1"><text:span text:style-name="T2">List</text:span><text:span text:style-name="T2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5">Add PPM (WK-</text:span><text:span text:style-name="T5">2401</text:span><text:span text:style-name="T5">) to list</text:span></text:p>
          </table:table-cell>
          <table:table-cell table:style-name="Table4.A1" office:value-type="string">
            <text:p text:style-name="P8">Done</text:p>
          </table:table-cell>
        </table:table-row>
        <table:table-row>
          <table:table-cell table:style-name="Table4.A1" office:value-type="string">
            <text:p text:style-name="P7">Change version number</text:p>
          </table:table-cell>
          <table:table-cell table:style-name="Table4.A1" office:value-type="string">
            <text:p text:style-name="P8">Done</text:p>
          </table:table-cell>
        </table:table-row>
      </table:table>
      <text:p text:style-name="P14"/>
      <text:p text:style-name="P1"><text:span text:style-name="T2">Web</text:span><text:span text:style-name="T2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pdate 'News'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Upload new version + RN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Add acknowledges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Inform forums including Walkera forums</text:p>
          </table:table-cell>
          <table:table-cell table:style-name="Table5.A1" office:value-type="string">
            <text:p text:style-name="P8">D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2T11:29:26.65</dc:date>
    <dc:creator>שאול איזיקוביץ</dc:creator>
    <meta:editing-duration>PT00H03M08S</meta:editing-duration>
    <meta:editing-cycles>5</meta:editing-cycles>
    <meta:generator>OpenOffice.org/3.2$Win32 OpenOffice.org_project/320m12$Build-9483</meta:generator>
    <meta:document-statistic meta:table-count="5" meta:image-count="0" meta:object-count="0" meta:page-count="2" meta:paragraph-count="61" meta:word-count="208" meta:character-count="1303"/>
  </office:meta>
</office:document-meta>
</file>